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text-properties fo:language="fr" fo:country="FR" officeooo:rsid="0006a28c" officeooo:paragraph-rsid="0006a28c"/>
    </style:style>
    <style:style style:name="P2" style:family="paragraph" style:parent-style-name="Table_20_Contents">
      <style:paragraph-properties fo:text-align="center" style:justify-single-word="false"/>
      <style:text-properties fo:color="#ff3333" fo:language="fr" fo:country="FR" fo:font-weight="bold" officeooo:rsid="0006a28c" officeooo:paragraph-rsid="0006a28c" style:font-weight-asian="bold" style:font-weight-complex="bold"/>
    </style:style>
    <style:style style:name="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1.559cm"/>
          <style:tab-stop style:position="11.592cm"/>
          <style:tab-stop style:position="15.494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fo:language="fr" fo:country="FR" officeooo:rsid="0006a28c" officeooo:paragraph-rsid="0006a28c"/>
    </style:style>
    <style:style style:name="P5" style:family="paragraph" style:parent-style-name="Standard">
      <style:text-properties fo:language="fr" fo:country="FR" officeooo:rsid="0006a28c" officeooo:paragraph-rsid="00076cf4"/>
    </style:style>
    <style:style style:name="P6" style:family="paragraph" style:parent-style-name="Standard">
      <style:text-properties fo:language="fr" fo:country="FR" officeooo:rsid="0006a28c" officeooo:paragraph-rsid="0008da33"/>
    </style:style>
    <style:style style:name="P7" style:family="paragraph" style:parent-style-name="Standard">
      <style:text-properties fo:color="#0000cc" fo:language="fr" fo:country="FR" style:text-underline-style="solid" style:text-underline-width="auto" style:text-underline-color="font-color" officeooo:rsid="0006a28c" officeooo:paragraph-rsid="0006a28c"/>
    </style:style>
    <style:style style:name="P8" style:family="paragraph" style:parent-style-name="Standard">
      <style:text-properties fo:color="#0000cc" fo:language="fr" fo:country="FR" style:text-underline-style="solid" style:text-underline-width="auto" style:text-underline-color="font-color" officeooo:rsid="0006a28c" officeooo:paragraph-rsid="00076cf4"/>
    </style:style>
    <style:style style:name="P9" style:family="paragraph" style:parent-style-name="Standard">
      <style:text-properties fo:color="#0000cc" fo:language="fr" fo:country="FR" style:text-underline-style="solid" style:text-underline-width="auto" style:text-underline-color="font-color" officeooo:rsid="0006a28c" officeooo:paragraph-rsid="0008da33"/>
    </style:style>
    <style:style style:name="P10" style:family="paragraph" style:parent-style-name="Standard">
      <style:paragraph-properties fo:text-align="center" style:justify-single-word="false"/>
      <style:text-properties fo:color="#00cc33" fo:font-size="22pt" fo:language="fr" fo:country="FR" style:text-underline-style="solid" style:text-underline-width="auto" style:text-underline-color="font-color" officeooo:rsid="00076cf4" officeooo:paragraph-rsid="00076cf4" style:font-size-asian="22pt" style:font-size-complex="22pt"/>
    </style:style>
    <style:style style:name="P11" style:family="paragraph" style:parent-style-name="Horizontal_20_Line">
      <style:text-properties officeooo:paragraph-rsid="00076cf4"/>
    </style:style>
    <style:style style:name="P12" style:family="paragraph" style:parent-style-name="Horizontal_20_Line">
      <style:text-properties officeooo:paragraph-rsid="0008da33"/>
    </style:style>
    <style:style style:name="P13" style:family="paragraph" style:parent-style-name="Standard">
      <style:text-properties fo:color="#0000cc" fo:language="fr" fo:country="FR" style:text-underline-style="solid" style:text-underline-width="auto" style:text-underline-color="font-color" officeooo:rsid="0006a28c" officeooo:paragraph-rsid="000ec864"/>
    </style:style>
    <style:style style:name="P14" style:family="paragraph" style:parent-style-name="Standard">
      <style:text-properties fo:color="#0000cc" fo:language="fr" fo:country="FR" style:text-underline-style="solid" style:text-underline-width="auto" style:text-underline-color="font-color" officeooo:rsid="0006a28c" officeooo:paragraph-rsid="001053b2"/>
    </style:style>
    <style:style style:name="P15" style:family="paragraph" style:parent-style-name="Standard">
      <style:text-properties fo:language="fr" fo:country="FR" officeooo:rsid="0006a28c" officeooo:paragraph-rsid="0008da33"/>
    </style:style>
    <style:style style:name="P16" style:family="paragraph" style:parent-style-name="Standard">
      <style:text-properties fo:language="fr" fo:country="FR" officeooo:rsid="0006a28c" officeooo:paragraph-rsid="001053b2"/>
    </style:style>
    <style:style style:name="P17" style:family="paragraph" style:parent-style-name="Standard">
      <style:paragraph-properties fo:text-align="center" style:justify-single-word="false"/>
      <style:text-properties fo:color="#00cc33" fo:font-size="22pt" fo:language="fr" fo:country="FR" style:text-underline-style="solid" style:text-underline-width="auto" style:text-underline-color="font-color" officeooo:rsid="00076cf4" officeooo:paragraph-rsid="001053b2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color="#00cc33" fo:font-size="22pt" fo:language="fr" fo:country="FR" style:text-underline-style="solid" style:text-underline-width="auto" style:text-underline-color="font-color" officeooo:rsid="001053b2" officeooo:paragraph-rsid="001053b2" style:font-size-asian="22pt" style:font-size-complex="22pt"/>
    </style:style>
    <style:style style:name="P19" style:family="paragraph" style:parent-style-name="Horizontal_20_Line">
      <style:text-properties officeooo:paragraph-rsid="001053b2"/>
    </style:style>
    <style:style style:name="T1" style:family="text">
      <style:text-properties officeooo:rsid="0008da33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officeooo:rsid="00076cf4"/>
    </style:style>
    <style:style style:name="T4" style:family="text">
      <style:text-properties style:use-window-font-color="true" style:text-underline-style="none" officeooo:rsid="0008da33"/>
    </style:style>
    <style:style style:name="T5" style:family="text">
      <style:text-properties style:use-window-font-color="true" style:text-underline-style="none" officeooo:rsid="000d1786"/>
    </style:style>
    <style:style style:name="T6" style:family="text">
      <style:text-properties style:use-window-font-color="true" style:text-underline-style="none" officeooo:rsid="000ec864"/>
    </style:style>
    <style:style style:name="T7" style:family="text">
      <style:text-properties officeooo:rsid="000ec8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ER</text:p>
      <text:p text:style-name="P7"/>
      <text:p text:style-name="P7">Nom du service :<text:span text:style-name="T2"> Login</text:span></text:p>
      <text:p text:style-name="P7">Description :<text:span text:style-name="T2"> Verification de </text:span><text:span text:style-name="T3">l’</text:span><text:span text:style-name="T2">utilisateur</text:span></text:p>
      <text:p text:style-name="P7">Adresse d’appel :<text:span text:style-name="T2"> /back/user/</text:span><text:span text:style-name="T4">login</text:span></text:p>
      <text:p text:style-name="P7">Méthode d’appel :<text:span text:style-name="T2"> </text:span><text:span text:style-name="T3">GET</text:span></text:p>
      <text:p text:style-name="P7">Parametre d’appel :<text:span text:style-name="T2"> Login, mot de passe</text:span></text:p>
      <text:p text:style-name="P7">Retour attendue JSON :<text:span text:style-name="T2"> {</text:span><text:span text:style-name="T5">id</text:span><text:span text:style-name="T3">} ou {erreur}</text:span></text:p>
      <text:p text:style-name="P4"/>
      <text:p text:style-name="Horizontal_20_Line"/>
      <text:p text:style-name="P8">Nom du service :<text:span text:style-name="T2"> </text:span><text:span text:style-name="T3">Verif d’accés</text:span></text:p>
      <text:p text:style-name="P8">Description :<text:span text:style-name="T2"> Verification de l’accés utilisateur</text:span></text:p>
      <text:p text:style-name="P8">Adresse d’appel :<text:span text:style-name="T2"> /back/user/</text:span><text:span text:style-name="T3">acces</text:span></text:p>
      <text:p text:style-name="P8">Méthode d’appel :<text:span text:style-name="T2"> </text:span><text:span text:style-name="T3">GET</text:span></text:p>
      <text:p text:style-name="P8">Parametre d’appel :<text:span text:style-name="T2"> </text:span><text:span text:style-name="T3">id,token</text:span></text:p>
      <text:p text:style-name="P8">Retour attendue JSON :<text:span text:style-name="T2"> {</text:span><text:span text:style-name="T3">category,category_name} ou {erreur}</text:span></text:p>
      <text:p text:style-name="P5"/>
      <text:p text:style-name="P11"/>
      <text:p text:style-name="P8">Nom du service :<text:span text:style-name="T2"> </text:span><text:span text:style-name="T3">Inscription</text:span></text:p>
      <text:p text:style-name="P8">Description :<text:span text:style-name="T2"> </text:span><text:span text:style-name="T3">Inscription d’un</text:span><text:span text:style-name="T2"> utilisateur</text:span></text:p>
      <text:p text:style-name="P8">Adresse d’appel :<text:span text:style-name="T2"> /back/user/</text:span><text:span text:style-name="T3">acces</text:span></text:p>
      <text:p text:style-name="P8">Méthode d’appel :<text:span text:style-name="T2"> POST</text:span></text:p>
      <text:p text:style-name="P8">Parametre d’appel :<text:span text:style-name="T2"> </text:span><text:span text:style-name="T3">nom,prenom,mdp,mail,telephone</text:span></text:p>
      <text:p text:style-name="P8">Retour attendue JSON :<text:span text:style-name="T2"> {</text:span><text:span text:style-name="T3">message succés} ou {erreur}</text:span></text:p>
      <text:p text:style-name="P5"/>
      <text:p text:style-name="P11"/>
      <text:p text:style-name="P8">Nom du service :<text:span text:style-name="T2"> </text:span><text:span text:style-name="T3">Validation</text:span></text:p>
      <text:p text:style-name="P8">Description :<text:span text:style-name="T2"> </text:span><text:span text:style-name="T3">Validation d’un</text:span><text:span text:style-name="T2"> utilisateur</text:span></text:p>
      <text:p text:style-name="P8">Adresse d’appel :<text:span text:style-name="T2"> /back/user/</text:span><text:span text:style-name="T3">valid</text:span></text:p>
      <text:p text:style-name="P8">Méthode d’appel :<text:span text:style-name="T2"> </text:span><text:span text:style-name="T3">GET</text:span></text:p>
      <text:p text:style-name="P8"><text:span text:style-name="T7">Paramètre</text:span> d’appel :<text:span text:style-name="T2"> </text:span><text:span text:style-name="T3">id,token</text:span></text:p>
      <text:p text:style-name="P8">Retour attendue JSON :<text:span text:style-name="T2"> {</text:span><text:span text:style-name="T3">message </text:span><text:span text:style-name="T6">succès</text:span><text:span text:style-name="T3">} ou {erreur}</text:span></text:p>
      <text:p text:style-name="P5"/>
      <text:p text:style-name="P11"/>
      <text:p text:style-name="P8">Nom du service :<text:span text:style-name="T2"> </text:span><text:span text:style-name="T3">Modification</text:span></text:p>
      <text:p text:style-name="P8">Description :<text:span text:style-name="T2"> </text:span><text:span text:style-name="T3">Modification d’un</text:span><text:span text:style-name="T2"> utilisateur</text:span></text:p>
      <text:p text:style-name="P8">Adresse d’appel :<text:span text:style-name="T2"> /back/user/</text:span><text:span text:style-name="T3">modif/{champ}</text:span></text:p>
      <text:p text:style-name="P8">Méthode d’appel :<text:span text:style-name="T2"> </text:span><text:span text:style-name="T3">GET</text:span></text:p>
      <text:p text:style-name="P9"><text:span text:style-name="T7">Paramètre</text:span> d’appel :<text:span text:style-name="T2"> </text:span><text:span text:style-name="T3">id,token,{</text:span><text:span text:style-name="T4">nouvelle valeur du </text:span><text:span text:style-name="T3">champ}</text:span></text:p>
      <text:p text:style-name="P8">Retour attendue JSON :<text:span text:style-name="T2"> {</text:span><text:span text:style-name="T3">message succés} ou {erreur}</text:span></text:p>
      <text:p text:style-name="P5"/>
      <text:p text:style-name="P11"/>
      <text:p text:style-name="P9"><text:soft-page-break/>Nom du service :<text:span text:style-name="T2"> </text:span><text:span text:style-name="T4">Suppression</text:span></text:p>
      <text:p text:style-name="P9">Description :<text:span text:style-name="T2"> </text:span><text:span text:style-name="T4">Suppression</text:span><text:span text:style-name="T3"> d’un</text:span><text:span text:style-name="T2"> utilisateur</text:span></text:p>
      <text:p text:style-name="P9">Adresse d’appel :<text:span text:style-name="T2"> /back/user/</text:span><text:span text:style-name="T4">supression</text:span><text:span text:style-name="T3">/{</text:span><text:span text:style-name="T4">id</text:span><text:span text:style-name="T3">}</text:span></text:p>
      <text:p text:style-name="P9">Méthode d’appel :<text:span text:style-name="T2"> </text:span><text:span text:style-name="T4">Delete</text:span></text:p>
      <text:p text:style-name="P9">Parametre d’appel :<text:span text:style-name="T2"> </text:span></text:p>
      <text:p text:style-name="P9">Retour attendue JSON :<text:span text:style-name="T2"> {</text:span><text:span text:style-name="T3">message succés} ou {erreur}</text:span></text:p>
      <text:p text:style-name="P6"/>
      <text:p text:style-name="P12"/>
      <text:p text:style-name="P9">Nom du service :<text:span text:style-name="T2"> </text:span><text:span text:style-name="T6">Info d’un</text:span></text:p>
      <text:p text:style-name="P9">Description :<text:span text:style-name="T2"> </text:span><text:span text:style-name="T6">Information </text:span><text:span text:style-name="T3">d’un</text:span><text:span text:style-name="T2"> utilisateur</text:span></text:p>
      <text:p text:style-name="P9">Adresse d’appel :<text:span text:style-name="T2"> /back/user/</text:span></text:p>
      <text:p text:style-name="P9">Méthode d’appel :<text:span text:style-name="T2"> </text:span><text:span text:style-name="T3">GET</text:span></text:p>
      <text:p text:style-name="P9">Parametre d’appel :<text:span text:style-name="T2"> </text:span><text:span text:style-name="T3">id</text:span></text:p>
      <text:p text:style-name="P9">Retour attendue JSON :<text:span text:style-name="T2"> {</text:span><text:span text:style-name="T6">nom,prenom,adresse, telephone …</text:span><text:span text:style-name="T3">} ou {erreur}</text:span></text:p>
      <text:p text:style-name="P6"/>
      <text:p text:style-name="P12"/>
      <text:p text:style-name="P9">Nom du service :<text:span text:style-name="T2"> </text:span><text:span text:style-name="T6">Info de tous</text:span></text:p>
      <text:p text:style-name="P9">Description :<text:span text:style-name="T2"> </text:span><text:span text:style-name="T3"><text:s/></text:span><text:span text:style-name="T6">Information des</text:span><text:span text:style-name="T2"> utilisateur</text:span><text:span text:style-name="T6">s</text:span></text:p>
      <text:p text:style-name="P9">Adresse d’appel :<text:span text:style-name="T2"> /back/user/</text:span></text:p>
      <text:p text:style-name="P9">Méthode d’appel :<text:span text:style-name="T2"> </text:span><text:span text:style-name="T3">GET</text:span></text:p>
      <text:p text:style-name="P9">Parametre d’appel :<text:span text:style-name="T2"> </text:span></text:p>
      <text:p text:style-name="P13">Retour attendue JSON :<text:span text:style-name="T2"> </text:span><text:span text:style-name="T6">[</text:span><text:span text:style-name="T2">{</text:span><text:span text:style-name="T6">nom,prenom,adresse, telephone …</text:span><text:span text:style-name="T3">}</text:span><text:span text:style-name="T6">]</text:span><text:span text:style-name="T3"> ou {erreur}</text:span></text:p>
      <text:p text:style-name="P6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8"><text:soft-page-break/>SERVICES</text:p>
      <text:p text:style-name="P14"/>
      <text:p text:style-name="P16"><text:span text:style-name="T2"/></text:p>
      <text:p text:style-name="P19"/>
      <text:p text:style-name="P18">SERVICES</text:p>
      <text:p text:style-name="P14"/>
      <text:p text:style-name="P14"><text:span text:style-name="T3"/></text:p>
      <text:p text:style-name="P16"/>
      <text:p text:style-name="P1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MP1" style:family="paragraph" style:parent-style-name="Table_20_Contents">
      <style:text-properties fo:language="fr" fo:country="FR" officeooo:rsid="0006a28c" officeooo:paragraph-rsid="0006a28c"/>
    </style:style>
    <style:style style:name="MP2" style:family="paragraph" style:parent-style-name="Table_20_Contents">
      <style:paragraph-properties fo:text-align="center" style:justify-single-word="false"/>
      <style:text-properties fo:color="#ff3333" fo:language="fr" fo:country="FR" fo:font-weight="bold" officeooo:rsid="0006a28c" officeooo:paragraph-rsid="0006a28c" style:font-weight-asian="bold" style:font-weight-complex="bold"/>
    </style:style>
    <style:style style:name="M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1.559cm"/>
          <style:tab-stop style:position="11.592cm"/>
          <style:tab-stop style:position="15.494cm"/>
          <style:tab-stop style:position="17cm" style:type="right"/>
        </style:tab-stops>
      </style:paragraph-properties>
    </style:style>
    <style:style style:name="MT1" style:family="text">
      <style:text-properties officeooo:rsid="0008da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Projets technologiques</text:p>
            </table:table-cell>
            <table:table-cell table:style-name="Tableau1.A1" office:value-type="string">
              <text:p text:style-name="MP2">DIFFUSION</text:p>
              <text:p text:style-name="MP2"><text:s/>RESTREINTE</text:p>
            </table:table-cell>
            <table:table-cell table:style-name="Tableau1.C1" office:value-type="string">
              <text:p text:style-name="MP1">Contrat d’interface</text:p>
            </table:table-cell>
          </table:table-row>
        </table:table>
        <text:p text:style-name="Header"/>
      </style:header>
      <style:footer>
        <text:p text:style-name="MP3"><text:span text:style-name="MT1">Projets technologiques --- Contrat d’interfaces <text:tab/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30:38.217373079</meta:creation-date>
    <dc:date>2018-02-02T16:32:07.305000000</dc:date>
    <meta:editing-duration>PT54M4S</meta:editing-duration>
    <meta:editing-cycles>4</meta:editing-cycles>
    <meta:generator>LibreOffice/5.3.7.2$Windows_X86_64 LibreOffice_project/6b8ed514a9f8b44d37a1b96673cbbdd077e24059</meta:generator>
    <meta:document-statistic meta:table-count="1" meta:image-count="0" meta:object-count="0" meta:page-count="3" meta:paragraph-count="56" meta:word-count="264" meta:character-count="1851" meta:non-whitespace-character-count="1637"/>
  </office:meta>
</office:document-meta>
</file>